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e65210" style:family="table" style:master-page-name="ta-mp-0x1e65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f55808" style:family="table-cell" style:data-style-name="General">
      <style:table-cell-properties fo:background-color="#3366ff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f555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f556e8" style:family="table-cell" style:data-style-name="General">
      <style:table-cell-properties fo:background-color="#3366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1.11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64.01pt" style:use-optimal-column-width="true"/>
    </style:style>
    <style:style style:name="ACOL-4" style:family="table-column">
      <style:table-column-properties style:column-width="64.50pt" style:use-optimal-column-width="false"/>
    </style:style>
    <style:style style:name="ACOL-5" style:family="table-column">
      <style:table-column-properties style:column-width="54.00pt" style:use-optimal-column-width="false"/>
    </style:style>
    <style:style style:name="ACOL-6" style:family="table-column">
      <style:table-column-properties style:column-width="60.00pt" style:use-optimal-column-width="false"/>
    </style:style>
    <style:style style:name="ACOL-7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3.50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e65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2"/>
        <table:table-column table:style-name="ACOL-4"/>
        <table:table-column table:style-name="ACOL-0"/>
        <table:table-column table:style-name="ACOL-3" table:number-columns-repeated="4"/>
        <table:table-column table:style-name="ACOL-5"/>
        <table:table-column table:style-name="ACOL-3" table:number-columns-repeated="4"/>
        <table:table-column table:style-name="ACOL-6"/>
        <table:table-column table:style-name="ACOL-0" table:number-columns-repeated="240"/>
        <table:table-row table:style-name="AROW-1">
          <table:table-cell table:style-name="ACE-0x1f556e8" office:value-type="string" office:string-value="pent">
            <text:p>pent</text:p>
          </table:table-cell>
          <table:table-cell table:number-columns-spanned="4" table:style-name="ACE-0x1f55808" office:value-type="string" office:string-value="classic">
            <text:p>classic</text:p>
          </table:table-cell>
          <table:covered-table-cell table:number-columns-repeated="3"/>
          <table:table-cell table:style-name="ACE-0x1f55808"/>
          <table:table-cell table:number-columns-spanned="4" table:style-name="ACE-0x1f55808" office:value-type="string" office:string-value="dual">
            <text:p>dual</text:p>
          </table:table-cell>
          <table:covered-table-cell table:number-columns-repeated="3"/>
          <table:table-cell table:style-name="ACE-0x1f55808"/>
          <table:table-cell table:number-columns-spanned="4" table:style-name="ACE-0x1f55808" office:value-type="string" office:string-value="nodal">
            <text:p>nodal</text:p>
          </table:table-cell>
          <table:covered-table-cell table:number-columns-repeated="3"/>
          <table:table-cell table:number-columns-repeated="241" table:style-name="ACE-0x1f556e8"/>
        </table:table-row>
        <table:table-row table:style-name="AROW-2">
          <table:table-cell table:style-name="ACE-0x1f556e8" office:value-type="string" office:string-value="no. of processors">
            <text:p>no. of processors</text:p>
          </table:table-cell>
          <table:table-cell table:style-name="ACE-0x1f556e8" office:value-type="float" office:value="1">
            <text:p>1</text:p>
          </table:table-cell>
          <table:table-cell table:style-name="ACE-0x1f556e8" office:value-type="float" office:value="2">
            <text:p>2</text:p>
          </table:table-cell>
          <table:table-cell table:style-name="ACE-0x1f556e8" office:value-type="float" office:value="3">
            <text:p>3</text:p>
          </table:table-cell>
          <table:table-cell table:style-name="ACE-0x1f556e8" office:value-type="string" office:string-value="average">
            <text:p>average</text:p>
          </table:table-cell>
          <table:table-cell table:style-name="ACE-0x1f556e8" office:value-type="string" office:string-value="Speedup">
            <text:p>Speedup</text:p>
          </table:table-cell>
          <table:table-cell table:style-name="ACE-0x1f556e8" office:value-type="float" office:value="1">
            <text:p>1</text:p>
          </table:table-cell>
          <table:table-cell table:style-name="ACE-0x1f556e8" office:value-type="float" office:value="2">
            <text:p>2</text:p>
          </table:table-cell>
          <table:table-cell table:style-name="ACE-0x1f556e8" office:value-type="float" office:value="3">
            <text:p>3</text:p>
          </table:table-cell>
          <table:table-cell table:style-name="ACE-0x1f556e8" office:value-type="string" office:string-value="average">
            <text:p>average</text:p>
          </table:table-cell>
          <table:table-cell table:style-name="ACE-0x1f556e8" office:value-type="string" office:string-value="Speedup">
            <text:p>Speedup</text:p>
          </table:table-cell>
          <table:table-cell table:style-name="ACE-0x1f556e8" office:value-type="float" office:value="1">
            <text:p>1</text:p>
          </table:table-cell>
          <table:table-cell table:style-name="ACE-0x1f556e8" office:value-type="float" office:value="2">
            <text:p>2</text:p>
          </table:table-cell>
          <table:table-cell table:style-name="ACE-0x1f556e8" office:value-type="float" office:value="3">
            <text:p>3</text:p>
          </table:table-cell>
          <table:table-cell table:style-name="ACE-0x1f556e8" office:value-type="string" office:string-value="average">
            <text:p>average</text:p>
          </table:table-cell>
          <table:table-cell table:style-name="ACE-0x1f556e8" office:value-type="string" office:string-value="Speedup">
            <text:p>Speedup</text:p>
          </table:table-cell>
          <table:table-cell table:number-columns-repeated="240" table:style-name="ACE-0x1f556e8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float" office:value="5.382157">
            <text:p>5.382157</text:p>
          </table:table-cell>
          <table:table-cell table:style-name="Gnumeric-default" office:value-type="float" office:value="5.392293">
            <text:p>5.392293</text:p>
          </table:table-cell>
          <table:table-cell table:style-name="Gnumeric-default" office:value-type="float" office:value="5.394202">
            <text:p>5.394202</text:p>
          </table:table-cell>
          <table:table-cell table:style-name="Gnumeric-default" table:formula="of:=([.B3]+[.C3]+[.D3])/3" office:value-type="float" office:value="5.38955066666667">
            <text:p>5.38955067</text:p>
          </table:table-cell>
          <table:table-cell table:style-name="Gnumeric-default" table:formula="of:=[.$E$3]/[.E3]" office:value-type="float" office:value="1">
            <text:p>1</text:p>
          </table:table-cell>
          <table:table-cell table:style-name="Gnumeric-default" office:value-type="float" office:value="5.3616">
            <text:p>5.3616</text:p>
          </table:table-cell>
          <table:table-cell table:style-name="Gnumeric-default" office:value-type="float" office:value="5.34604">
            <text:p>5.34604</text:p>
          </table:table-cell>
          <table:table-cell table:style-name="Gnumeric-default" office:value-type="float" office:value="5.380171">
            <text:p>5.380171</text:p>
          </table:table-cell>
          <table:table-cell table:style-name="Gnumeric-default" table:formula="of:=([.G3]+[.H3]+[.I3])/3" office:value-type="float" office:value="5.36260366666667">
            <text:p>5.36260367</text:p>
          </table:table-cell>
          <table:table-cell table:style-name="Gnumeric-default" table:formula="of:=[.$J$3]/[.J3]" office:value-type="float" office:value="1">
            <text:p>1</text:p>
          </table:table-cell>
          <table:table-cell table:style-name="Gnumeric-default" office:value-type="float" office:value="5.360682">
            <text:p>5.360682</text:p>
          </table:table-cell>
          <table:table-cell table:style-name="Gnumeric-default" office:value-type="float" office:value="5.36427">
            <text:p>5.36427</text:p>
          </table:table-cell>
          <table:table-cell table:style-name="Gnumeric-default" office:value-type="float" office:value="5.357821">
            <text:p>5.357821</text:p>
          </table:table-cell>
          <table:table-cell table:style-name="Gnumeric-default" table:formula="of:=([.L3]+[.M3]+[.N3])/3" office:value-type="float" office:value="5.36092433333333">
            <text:p>5.36092433</text:p>
          </table:table-cell>
          <table:table-cell table:style-name="Gnumeric-default" table:formula="of:=[.$O$3]/[.O3]" office:value-type="float" office:value="1">
            <text:p>1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3.134591">
            <text:p>3.134591</text:p>
          </table:table-cell>
          <table:table-cell table:style-name="Gnumeric-default" office:value-type="float" office:value="3.124795">
            <text:p>3.124795</text:p>
          </table:table-cell>
          <table:table-cell table:style-name="Gnumeric-default" office:value-type="float" office:value="3.080244">
            <text:p>3.080244</text:p>
          </table:table-cell>
          <table:table-cell table:style-name="Gnumeric-default" table:formula="of:=([.B4]+[.C4]+[.D4])/3" office:value-type="float" office:value="3.11321">
            <text:p>3.11321</text:p>
          </table:table-cell>
          <table:table-cell table:style-name="Gnumeric-default" table:formula="of:=[.$E$3]/[.E4]" office:value-type="float" office:value="1.73118763805418">
            <text:p>1.73119</text:p>
          </table:table-cell>
          <table:table-cell table:style-name="Gnumeric-default" office:value-type="float" office:value="2.67972">
            <text:p>2.67972</text:p>
          </table:table-cell>
          <table:table-cell table:style-name="Gnumeric-default" office:value-type="float" office:value="2.687133">
            <text:p>2.687133</text:p>
          </table:table-cell>
          <table:table-cell table:style-name="Gnumeric-default" office:value-type="float" office:value="2.697572">
            <text:p>2.697572</text:p>
          </table:table-cell>
          <table:table-cell table:style-name="Gnumeric-default" table:formula="of:=([.G4]+[.H4]+[.I4])/3" office:value-type="float" office:value="2.68814166666667">
            <text:p>2.68814167</text:p>
          </table:table-cell>
          <table:table-cell table:style-name="Gnumeric-default" table:formula="of:=[.$J$3]/[.J4]" office:value-type="float" office:value="1.9949111064955">
            <text:p>1.994911</text:p>
          </table:table-cell>
          <table:table-cell table:style-name="Gnumeric-default" office:value-type="float" office:value="2.686523">
            <text:p>2.686523</text:p>
          </table:table-cell>
          <table:table-cell table:style-name="Gnumeric-default" office:value-type="float" office:value="2.68741">
            <text:p>2.68741</text:p>
          </table:table-cell>
          <table:table-cell table:style-name="Gnumeric-default" office:value-type="float" office:value="2.689393">
            <text:p>2.689393</text:p>
          </table:table-cell>
          <table:table-cell table:style-name="Gnumeric-default" table:formula="of:=([.L4]+[.M4]+[.N4])/3" office:value-type="float" office:value="2.68777533333333">
            <text:p>2.68777533</text:p>
          </table:table-cell>
          <table:table-cell table:style-name="Gnumeric-default" table:formula="of:=[.$O$3]/[.O4]" office:value-type="float" office:value="1.99455820092106">
            <text:p>1.9945582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office:value-type="float" office:value="1.862283">
            <text:p>1.862283</text:p>
          </table:table-cell>
          <table:table-cell table:style-name="Gnumeric-default" office:value-type="float" office:value="1.872114">
            <text:p>1.872114</text:p>
          </table:table-cell>
          <table:table-cell table:style-name="Gnumeric-default" office:value-type="float" office:value="1.866983">
            <text:p>1.866983</text:p>
          </table:table-cell>
          <table:table-cell table:style-name="Gnumeric-default" table:formula="of:=([.B5]+[.C5]+[.D5])/3" office:value-type="float" office:value="1.86712666666667">
            <text:p>1.86712667</text:p>
          </table:table-cell>
          <table:table-cell table:style-name="Gnumeric-default" table:formula="of:=[.$E$3]/[.E5]" office:value-type="float" office:value="2.88654795782468">
            <text:p>2.88655</text:p>
          </table:table-cell>
          <table:table-cell table:style-name="Gnumeric-default" office:value-type="float" office:value="1.352105">
            <text:p>1.352105</text:p>
          </table:table-cell>
          <table:table-cell table:style-name="Gnumeric-default" office:value-type="float" office:value="1.350008">
            <text:p>1.350008</text:p>
          </table:table-cell>
          <table:table-cell table:style-name="Gnumeric-default" office:value-type="float" office:value="1.347888">
            <text:p>1.347888</text:p>
          </table:table-cell>
          <table:table-cell table:style-name="Gnumeric-default" table:formula="of:=([.G5]+[.H5]+[.I5])/3" office:value-type="float" office:value="1.35000033333333">
            <text:p>1.35000033</text:p>
          </table:table-cell>
          <table:table-cell table:style-name="Gnumeric-default" table:formula="of:=[.$J$3]/[.J5]" office:value-type="float" office:value="3.97229803153135">
            <text:p>3.972298</text:p>
          </table:table-cell>
          <table:table-cell table:style-name="Gnumeric-default" office:value-type="float" office:value="1.349827">
            <text:p>1.349827</text:p>
          </table:table-cell>
          <table:table-cell table:style-name="Gnumeric-default" office:value-type="float" office:value="1.378138">
            <text:p>1.378138</text:p>
          </table:table-cell>
          <table:table-cell table:style-name="Gnumeric-default" office:value-type="float" office:value="1.349582">
            <text:p>1.349582</text:p>
          </table:table-cell>
          <table:table-cell table:style-name="Gnumeric-default" table:formula="of:=([.L5]+[.M5]+[.N5])/3" office:value-type="float" office:value="1.35918233333333">
            <text:p>1.35918233</text:p>
          </table:table-cell>
          <table:table-cell table:style-name="Gnumeric-default" table:formula="of:=[.$O$3]/[.O5]" office:value-type="float" office:value="3.94422749756165">
            <text:p>3.9442275</text:p>
          </table:table-cell>
          <table:table-cell table:number-columns-repeated="240" table:style-name="Gnumeric-default"/>
        </table:table-row>
        <table:table-row table:style-name="AROW-3">
          <table:table-cell table:style-name="Gnumeric-default" office:value-type="float" office:value="8">
            <text:p>8</text:p>
          </table:table-cell>
          <table:table-cell table:style-name="Gnumeric-default" office:value-type="float" office:value="1.189442">
            <text:p>1.189442</text:p>
          </table:table-cell>
          <table:table-cell table:style-name="Gnumeric-default" office:value-type="float" office:value="1.215104">
            <text:p>1.215104</text:p>
          </table:table-cell>
          <table:table-cell table:style-name="Gnumeric-default" office:value-type="float" office:value="1.194392">
            <text:p>1.194392</text:p>
          </table:table-cell>
          <table:table-cell table:style-name="Gnumeric-default" table:formula="of:=([.B6]+[.C6]+[.D6])/3" office:value-type="float" office:value="1.199646">
            <text:p>1.199646</text:p>
          </table:table-cell>
          <table:table-cell table:style-name="Gnumeric-default" table:formula="of:=[.$E$3]/[.E6]" office:value-type="float" office:value="4.49261754439782">
            <text:p>4.49262</text:p>
          </table:table-cell>
          <table:table-cell table:style-name="Gnumeric-default" office:value-type="float" office:value="0.694887">
            <text:p>0.694887</text:p>
          </table:table-cell>
          <table:table-cell table:style-name="Gnumeric-default" office:value-type="float" office:value="0.672494">
            <text:p>0.672494</text:p>
          </table:table-cell>
          <table:table-cell table:style-name="Gnumeric-default" office:value-type="float" office:value="0.675275">
            <text:p>0.675275</text:p>
          </table:table-cell>
          <table:table-cell table:style-name="Gnumeric-default" table:formula="of:=([.G6]+[.H6]+[.I6])/3" office:value-type="float" office:value="0.680885333333333">
            <text:p>0.68088533</text:p>
          </table:table-cell>
          <table:table-cell table:style-name="Gnumeric-default" table:formula="of:=[.$J$3]/[.J6]" office:value-type="float" office:value="7.87592771372174">
            <text:p>7.875928</text:p>
          </table:table-cell>
          <table:table-cell table:style-name="Gnumeric-default" office:value-type="float" office:value="0.671738">
            <text:p>0.671738</text:p>
          </table:table-cell>
          <table:table-cell table:style-name="Gnumeric-default" office:value-type="float" office:value="0.671059">
            <text:p>0.671059</text:p>
          </table:table-cell>
          <table:table-cell table:style-name="Gnumeric-default" office:value-type="float" office:value="0.668308">
            <text:p>0.668308</text:p>
          </table:table-cell>
          <table:table-cell table:style-name="Gnumeric-default" table:formula="of:=([.L6]+[.M6]+[.N6])/3" office:value-type="float" office:value="0.670368333333333">
            <text:p>0.67036833</text:p>
          </table:table-cell>
          <table:table-cell table:style-name="Gnumeric-default" table:formula="of:=[.$O$3]/[.O6]" office:value-type="float" office:value="7.99698325050159">
            <text:p>7.9969833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 office:value-type="float" office:value="0.624007">
            <text:p>0.624007</text:p>
          </table:table-cell>
          <table:table-cell table:style-name="Gnumeric-default" office:value-type="float" office:value="0.621088">
            <text:p>0.621088</text:p>
          </table:table-cell>
          <table:table-cell table:style-name="Gnumeric-default" office:value-type="float" office:value="0.621688">
            <text:p>0.621688</text:p>
          </table:table-cell>
          <table:table-cell table:style-name="Gnumeric-default" table:formula="of:=([.B7]+[.C7]+[.D7])/3" office:value-type="float" office:value="0.622261">
            <text:p>0.622261</text:p>
          </table:table-cell>
          <table:table-cell table:style-name="Gnumeric-default" table:formula="of:=[.$E$3]/[.E7]" office:value-type="float" office:value="8.66123807641274">
            <text:p>8.66124</text:p>
          </table:table-cell>
          <table:table-cell table:style-name="Gnumeric-default" office:value-type="float" office:value="0.319943">
            <text:p>0.319943</text:p>
          </table:table-cell>
          <table:table-cell table:style-name="Gnumeric-default" office:value-type="float" office:value="0.321281">
            <text:p>0.321281</text:p>
          </table:table-cell>
          <table:table-cell table:style-name="Gnumeric-default" office:value-type="float" office:value="0.319652">
            <text:p>0.319652</text:p>
          </table:table-cell>
          <table:table-cell table:style-name="Gnumeric-default" table:formula="of:=([.G7]+[.H7]+[.I7])/3" office:value-type="float" office:value="0.320292">
            <text:p>0.320292</text:p>
          </table:table-cell>
          <table:table-cell table:style-name="Gnumeric-default" table:formula="of:=[.$J$3]/[.J7]" office:value-type="float" office:value="16.742858599861">
            <text:p>16.74286</text:p>
          </table:table-cell>
          <table:table-cell table:style-name="Gnumeric-default" office:value-type="float" office:value="0.32412">
            <text:p>0.32412</text:p>
          </table:table-cell>
          <table:table-cell table:style-name="Gnumeric-default" office:value-type="float" office:value="0.323783">
            <text:p>0.323783</text:p>
          </table:table-cell>
          <table:table-cell table:style-name="Gnumeric-default" office:value-type="float" office:value="0.328611">
            <text:p>0.328611</text:p>
          </table:table-cell>
          <table:table-cell table:style-name="Gnumeric-default" table:formula="of:=([.L7]+[.M7]+[.N7])/3" office:value-type="float" office:value="0.325504666666667">
            <text:p>0.32550467</text:p>
          </table:table-cell>
          <table:table-cell table:style-name="Gnumeric-default" table:formula="of:=[.$O$3]/[.O7]" office:value-type="float" office:value="16.4695774970968">
            <text:p>16.469577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32">
            <text:p>32</text:p>
          </table:table-cell>
          <table:table-cell table:style-name="Gnumeric-default" office:value-type="float" office:value="0.438776">
            <text:p>0.438776</text:p>
          </table:table-cell>
          <table:table-cell table:style-name="Gnumeric-default" office:value-type="float" office:value="0.432952">
            <text:p>0.432952</text:p>
          </table:table-cell>
          <table:table-cell table:style-name="Gnumeric-default" office:value-type="float" office:value="0.432237">
            <text:p>0.432237</text:p>
          </table:table-cell>
          <table:table-cell table:style-name="Gnumeric-default" table:formula="of:=([.B8]+[.C8]+[.D8])/3" office:value-type="float" office:value="0.434655">
            <text:p>0.434655</text:p>
          </table:table-cell>
          <table:table-cell table:style-name="Gnumeric-default" table:formula="of:=[.$E$3]/[.E8]" office:value-type="float" office:value="12.3996058176408">
            <text:p>12.3996</text:p>
          </table:table-cell>
          <table:table-cell table:style-name="Gnumeric-default" office:value-type="float" office:value="0.186233">
            <text:p>0.186233</text:p>
          </table:table-cell>
          <table:table-cell table:style-name="Gnumeric-default" office:value-type="float" office:value="0.18495">
            <text:p>0.18495</text:p>
          </table:table-cell>
          <table:table-cell table:style-name="Gnumeric-default" office:value-type="float" office:value="0.185924">
            <text:p>0.185924</text:p>
          </table:table-cell>
          <table:table-cell table:style-name="Gnumeric-default" table:formula="of:=([.G8]+[.H8]+[.I8])/3" office:value-type="float" office:value="0.185702333333333">
            <text:p>0.18570233</text:p>
          </table:table-cell>
          <table:table-cell table:style-name="Gnumeric-default" table:formula="of:=[.$J$3]/[.J8]" office:value-type="float" office:value="28.8774167260508">
            <text:p>28.87742</text:p>
          </table:table-cell>
          <table:table-cell table:style-name="Gnumeric-default" office:value-type="float" office:value="0.184828">
            <text:p>0.184828</text:p>
          </table:table-cell>
          <table:table-cell table:style-name="Gnumeric-default" office:value-type="float" office:value="0.184574">
            <text:p>0.184574</text:p>
          </table:table-cell>
          <table:table-cell table:style-name="Gnumeric-default" office:value-type="float" office:value="0.184013">
            <text:p>0.184013</text:p>
          </table:table-cell>
          <table:table-cell table:style-name="Gnumeric-default" table:formula="of:=([.L8]+[.M8]+[.N8])/3" office:value-type="float" office:value="0.184471666666667">
            <text:p>0.18447167</text:p>
          </table:table-cell>
          <table:table-cell table:style-name="Gnumeric-default" table:formula="of:=[.$O$3]/[.O8]" office:value-type="float" office:value="29.0609632915624">
            <text:p>29.060963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64">
            <text:p>64</text:p>
          </table:table-cell>
          <table:table-cell table:style-name="Gnumeric-default" office:value-type="float" office:value="0.462569">
            <text:p>0.462569</text:p>
          </table:table-cell>
          <table:table-cell table:style-name="Gnumeric-default" office:value-type="float" office:value="0.453402">
            <text:p>0.453402</text:p>
          </table:table-cell>
          <table:table-cell table:style-name="Gnumeric-default" office:value-type="float" office:value="0.457094">
            <text:p>0.457094</text:p>
          </table:table-cell>
          <table:table-cell table:style-name="Gnumeric-default" table:formula="of:=([.B9]+[.C9]+[.D9])/3" office:value-type="float" office:value="0.457688333333333">
            <text:p>0.45768833</text:p>
          </table:table-cell>
          <table:table-cell table:style-name="Gnumeric-default" table:formula="of:=[.$E$3]/[.E9]" office:value-type="float" office:value="11.7755911045726">
            <text:p>11.7756</text:p>
          </table:table-cell>
          <table:table-cell table:style-name="Gnumeric-default" office:value-type="float" office:value="0.123173">
            <text:p>0.123173</text:p>
          </table:table-cell>
          <table:table-cell table:style-name="Gnumeric-default" office:value-type="float" office:value="0.122829">
            <text:p>0.122829</text:p>
          </table:table-cell>
          <table:table-cell table:style-name="Gnumeric-default" office:value-type="float" office:value="0.126447">
            <text:p>0.126447</text:p>
          </table:table-cell>
          <table:table-cell table:style-name="Gnumeric-default" table:formula="of:=([.G9]+[.H9]+[.I9])/3" office:value-type="float" office:value="0.124149666666667">
            <text:p>0.12414967</text:p>
          </table:table-cell>
          <table:table-cell table:style-name="Gnumeric-default" table:formula="of:=[.$J$3]/[.J9]" office:value-type="float" office:value="43.1946682633059">
            <text:p>43.19467</text:p>
          </table:table-cell>
          <table:table-cell table:style-name="Gnumeric-default" office:value-type="float" office:value="0.124364">
            <text:p>0.124364</text:p>
          </table:table-cell>
          <table:table-cell table:style-name="Gnumeric-default" office:value-type="float" office:value="0.124896">
            <text:p>0.124896</text:p>
          </table:table-cell>
          <table:table-cell table:style-name="Gnumeric-default" office:value-type="float" office:value="0.123755">
            <text:p>0.123755</text:p>
          </table:table-cell>
          <table:table-cell table:style-name="Gnumeric-default" table:formula="of:=([.L9]+[.M9]+[.N9])/3" office:value-type="float" office:value="0.124338333333333">
            <text:p>0.12433833</text:p>
          </table:table-cell>
          <table:table-cell table:style-name="Gnumeric-default" table:formula="of:=[.$O$3]/[.O9]" office:value-type="float" office:value="43.1156200152809">
            <text:p>43.11562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0.64618">
            <text:p>0.64618</text:p>
          </table:table-cell>
          <table:table-cell table:style-name="Gnumeric-default" office:value-type="float" office:value="0.663144">
            <text:p>0.663144</text:p>
          </table:table-cell>
          <table:table-cell table:style-name="Gnumeric-default" office:value-type="float" office:value="0.737266">
            <text:p>0.737266</text:p>
          </table:table-cell>
          <table:table-cell table:style-name="Gnumeric-default" table:formula="of:=([.B10]+[.C10]+[.D10])/3" office:value-type="float" office:value="0.682196666666667">
            <text:p>0.68219667</text:p>
          </table:table-cell>
          <table:table-cell table:style-name="Gnumeric-default" table:formula="of:=[.$E$3]/[.E10]" office:value-type="float" office:value="7.90028877303222">
            <text:p>7.90029</text:p>
          </table:table-cell>
          <table:table-cell table:style-name="Gnumeric-default" office:value-type="float" office:value="0.100306">
            <text:p>0.100306</text:p>
          </table:table-cell>
          <table:table-cell table:style-name="Gnumeric-default" office:value-type="float" office:value="0.100816">
            <text:p>0.100816</text:p>
          </table:table-cell>
          <table:table-cell table:style-name="Gnumeric-default" office:value-type="float" office:value="0.101027">
            <text:p>0.101027</text:p>
          </table:table-cell>
          <table:table-cell table:style-name="Gnumeric-default" table:formula="of:=([.G10]+[.H10]+[.I10])/3" office:value-type="float" office:value="0.100716333333333">
            <text:p>0.10071633</text:p>
          </table:table-cell>
          <table:table-cell table:style-name="Gnumeric-default" table:formula="of:=[.$J$3]/[.J10]" office:value-type="float" office:value="53.2446276505962">
            <text:p>53.24463</text:p>
          </table:table-cell>
          <table:table-cell table:style-name="Gnumeric-default" office:value-type="float" office:value="0.104238">
            <text:p>0.104238</text:p>
          </table:table-cell>
          <table:table-cell table:style-name="Gnumeric-default" office:value-type="float" office:value="0.104441">
            <text:p>0.104441</text:p>
          </table:table-cell>
          <table:table-cell table:style-name="Gnumeric-default" office:value-type="float" office:value="0.112141">
            <text:p>0.112141</text:p>
          </table:table-cell>
          <table:table-cell table:style-name="Gnumeric-default" table:formula="of:=([.L10]+[.M10]+[.N10])/3" office:value-type="float" office:value="0.10694">
            <text:p>0.10694</text:p>
          </table:table-cell>
          <table:table-cell table:style-name="Gnumeric-default" table:formula="of:=[.$O$3]/[.O10]" office:value-type="float" office:value="50.1302069696403">
            <text:p>50.130207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1.244081">
            <text:p>1.244081</text:p>
          </table:table-cell>
          <table:table-cell table:style-name="Gnumeric-default" office:value-type="float" office:value="1.281498">
            <text:p>1.281498</text:p>
          </table:table-cell>
          <table:table-cell table:style-name="Gnumeric-default" office:value-type="float" office:value="1.203482">
            <text:p>1.203482</text:p>
          </table:table-cell>
          <table:table-cell table:style-name="Gnumeric-default" table:formula="of:=([.B11]+[.C11]+[.D11])/3" office:value-type="float" office:value="1.24302033333333">
            <text:p>1.24302033</text:p>
          </table:table-cell>
          <table:table-cell table:style-name="Gnumeric-default" table:formula="of:=[.$E$3]/[.E11]" office:value-type="float" office:value="4.33585076779382">
            <text:p>4.33585</text:p>
          </table:table-cell>
          <table:table-cell table:style-name="Gnumeric-default" office:value-type="float" office:value="0.098085">
            <text:p>0.098085</text:p>
          </table:table-cell>
          <table:table-cell table:style-name="Gnumeric-default" office:value-type="float" office:value="0.096891">
            <text:p>0.096891</text:p>
          </table:table-cell>
          <table:table-cell table:style-name="Gnumeric-default" office:value-type="float" office:value="0.0963">
            <text:p>0.0963</text:p>
          </table:table-cell>
          <table:table-cell table:style-name="Gnumeric-default" table:formula="of:=([.G11]+[.H11]+[.I11])/3" office:value-type="float" office:value="0.097092">
            <text:p>0.097092</text:p>
          </table:table-cell>
          <table:table-cell table:style-name="Gnumeric-default" table:formula="of:=[.$J$3]/[.J11]" office:value-type="float" office:value="55.2321887144839">
            <text:p>55.23219</text:p>
          </table:table-cell>
          <table:table-cell table:style-name="Gnumeric-default" office:value-type="float" office:value="0.0967">
            <text:p>0.0967</text:p>
          </table:table-cell>
          <table:table-cell table:style-name="Gnumeric-default" office:value-type="float" office:value="0.098437">
            <text:p>0.098437</text:p>
          </table:table-cell>
          <table:table-cell table:style-name="Gnumeric-default" office:value-type="float" office:value="0.094666">
            <text:p>0.094666</text:p>
          </table:table-cell>
          <table:table-cell table:style-name="Gnumeric-default" table:formula="of:=([.L11]+[.M11]+[.N11])/3" office:value-type="float" office:value="0.096601">
            <text:p>0.096601</text:p>
          </table:table-cell>
          <table:table-cell table:style-name="Gnumeric-default" table:formula="of:=[.$O$3]/[.O11]" office:value-type="float" office:value="55.4955366231543">
            <text:p>55.495537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512">
            <text:p>512</text:p>
          </table:table-cell>
          <table:table-cell table:style-name="Gnumeric-default" office:value-type="float" office:value="2.445105">
            <text:p>2.445105</text:p>
          </table:table-cell>
          <table:table-cell table:style-name="Gnumeric-default" office:value-type="float" office:value="2.677493">
            <text:p>2.677493</text:p>
          </table:table-cell>
          <table:table-cell table:style-name="Gnumeric-default" office:value-type="float" office:value="2.638279">
            <text:p>2.638279</text:p>
          </table:table-cell>
          <table:table-cell table:style-name="Gnumeric-default" table:formula="of:=([.B12]+[.C12]+[.D12])/3" office:value-type="float" office:value="2.586959">
            <text:p>2.586959</text:p>
          </table:table-cell>
          <table:table-cell table:style-name="Gnumeric-default" table:formula="of:=[.$E$3]/[.E12]" office:value-type="float" office:value="2.0833537240701">
            <text:p>2.08335</text:p>
          </table:table-cell>
          <table:table-cell table:style-name="Gnumeric-default" office:value-type="float" office:value="0.093273">
            <text:p>0.093273</text:p>
          </table:table-cell>
          <table:table-cell table:style-name="Gnumeric-default" office:value-type="float" office:value="0.093726">
            <text:p>0.093726</text:p>
          </table:table-cell>
          <table:table-cell table:style-name="Gnumeric-default" office:value-type="float" office:value="0.094589">
            <text:p>0.094589</text:p>
          </table:table-cell>
          <table:table-cell table:style-name="Gnumeric-default" table:formula="of:=([.G12]+[.H12]+[.I12])/3" office:value-type="float" office:value="0.0938626666666667">
            <text:p>0.09386267</text:p>
          </table:table-cell>
          <table:table-cell table:style-name="Gnumeric-default" table:formula="of:=[.$J$3]/[.J12]" office:value-type="float" office:value="57.1324452746566">
            <text:p>57.13245</text:p>
          </table:table-cell>
          <table:table-cell table:style-name="Gnumeric-default" office:value-type="float" office:value="0.093646">
            <text:p>0.093646</text:p>
          </table:table-cell>
          <table:table-cell table:style-name="Gnumeric-default" office:value-type="float" office:value="0.094967">
            <text:p>0.094967</text:p>
          </table:table-cell>
          <table:table-cell table:style-name="Gnumeric-default" office:value-type="float" office:value="0.095046">
            <text:p>0.095046</text:p>
          </table:table-cell>
          <table:table-cell table:style-name="Gnumeric-default" table:formula="of:=([.L12]+[.M12]+[.N12])/3" office:value-type="float" office:value="0.094553">
            <text:p>0.094553</text:p>
          </table:table-cell>
          <table:table-cell table:style-name="Gnumeric-default" table:formula="of:=[.$O$3]/[.O12]" office:value-type="float" office:value="56.6975593934971">
            <text:p>56.697559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1028">
            <text:p>1028</text:p>
          </table:table-cell>
          <table:table-cell table:style-name="Gnumeric-default" office:value-type="float" office:value="2.945191">
            <text:p>2.945191</text:p>
          </table:table-cell>
          <table:table-cell table:style-name="Gnumeric-default" office:value-type="float" office:value="2.72857">
            <text:p>2.72857</text:p>
          </table:table-cell>
          <table:table-cell table:style-name="Gnumeric-default" office:value-type="float" office:value="2.85927">
            <text:p>2.85927</text:p>
          </table:table-cell>
          <table:table-cell table:style-name="Gnumeric-default" table:formula="of:=([.B13]+[.C13]+[.D13])/3" office:value-type="float" office:value="2.84434366666667">
            <text:p>2.84434367</text:p>
          </table:table-cell>
          <table:table-cell table:style-name="Gnumeric-default" table:formula="of:=[.$E$3]/[.E13]" office:value-type="float" office:value="1.8948310395216">
            <text:p>1.89483</text:p>
          </table:table-cell>
          <table:table-cell table:style-name="Gnumeric-default" office:value-type="float" office:value="0.100782">
            <text:p>0.100782</text:p>
          </table:table-cell>
          <table:table-cell table:style-name="Gnumeric-default" office:value-type="float" office:value="0.099988">
            <text:p>0.099988</text:p>
          </table:table-cell>
          <table:table-cell table:style-name="Gnumeric-default" office:value-type="float" office:value="0.101428">
            <text:p>0.101428</text:p>
          </table:table-cell>
          <table:table-cell table:style-name="Gnumeric-default" table:formula="of:=([.G13]+[.H13]+[.I13])/3" office:value-type="float" office:value="0.100732666666667">
            <text:p>0.10073267</text:p>
          </table:table-cell>
          <table:table-cell table:style-name="Gnumeric-default" table:formula="of:=[.$J$3]/[.J13]" office:value-type="float" office:value="53.2359942818947">
            <text:p>53.23599</text:p>
          </table:table-cell>
          <table:table-cell table:style-name="Gnumeric-default" office:value-type="float" office:value="0.100558">
            <text:p>0.100558</text:p>
          </table:table-cell>
          <table:table-cell table:style-name="Gnumeric-default" office:value-type="float" office:value="0.099903">
            <text:p>0.099903</text:p>
          </table:table-cell>
          <table:table-cell table:style-name="Gnumeric-default" office:value-type="float" office:value="0.099121">
            <text:p>0.099121</text:p>
          </table:table-cell>
          <table:table-cell table:style-name="Gnumeric-default" table:formula="of:=([.L13]+[.M13]+[.N13])/3" office:value-type="float" office:value="0.0998606666666667">
            <text:p>0.09986067</text:p>
          </table:table-cell>
          <table:table-cell table:style-name="Gnumeric-default" table:formula="of:=[.$O$3]/[.O13]" office:value-type="float" office:value="53.6840431000527">
            <text:p>53.684043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2048">
            <text:p>2048</text:p>
          </table:table-cell>
          <table:table-cell table:style-name="Gnumeric-default" office:value-type="float" office:value="1.745448">
            <text:p>1.745448</text:p>
          </table:table-cell>
          <table:table-cell table:style-name="Gnumeric-default" office:value-type="float" office:value="1.768866">
            <text:p>1.768866</text:p>
          </table:table-cell>
          <table:table-cell table:style-name="Gnumeric-default" office:value-type="float" office:value="1.808276">
            <text:p>1.808276</text:p>
          </table:table-cell>
          <table:table-cell table:style-name="Gnumeric-default" table:formula="of:=([.B14]+[.C14]+[.D14])/3" office:value-type="float" office:value="1.77419666666667">
            <text:p>1.77419667</text:p>
          </table:table-cell>
          <table:table-cell table:style-name="Gnumeric-default" table:formula="of:=[.$E$3]/[.E14]" office:value-type="float" office:value="3.0377414003333">
            <text:p>3.03774</text:p>
          </table:table-cell>
          <table:table-cell table:style-name="Gnumeric-default" office:value-type="float" office:value="0.107653">
            <text:p>0.107653</text:p>
          </table:table-cell>
          <table:table-cell table:style-name="Gnumeric-default" office:value-type="float" office:value="0.117047">
            <text:p>0.117047</text:p>
          </table:table-cell>
          <table:table-cell table:style-name="Gnumeric-default" office:value-type="float" office:value="0.109147">
            <text:p>0.109147</text:p>
          </table:table-cell>
          <table:table-cell table:style-name="Gnumeric-default" table:formula="of:=([.G14]+[.H14]+[.I14])/3" office:value-type="float" office:value="0.111282333333333">
            <text:p>0.11128233</text:p>
          </table:table-cell>
          <table:table-cell table:style-name="Gnumeric-default" table:formula="of:=[.$J$3]/[.J14]" office:value-type="float" office:value="48.1891734836617">
            <text:p>48.18917</text:p>
          </table:table-cell>
          <table:table-cell table:style-name="Gnumeric-default" office:value-type="float" office:value="0.111652">
            <text:p>0.111652</text:p>
          </table:table-cell>
          <table:table-cell table:style-name="Gnumeric-default" office:value-type="float" office:value="0.109157">
            <text:p>0.109157</text:p>
          </table:table-cell>
          <table:table-cell table:style-name="Gnumeric-default" office:value-type="float" office:value="0.110174">
            <text:p>0.110174</text:p>
          </table:table-cell>
          <table:table-cell table:style-name="Gnumeric-default" table:formula="of:=([.L14]+[.M14]+[.N14])/3" office:value-type="float" office:value="0.110327666666667">
            <text:p>0.11032767</text:p>
          </table:table-cell>
          <table:table-cell table:style-name="Gnumeric-default" table:formula="of:=[.$O$3]/[.O14]" office:value-type="float" office:value="48.5909336733307">
            <text:p>48.590934</text:p>
          </table:table-cell>
          <table:table-cell table:number-columns-repeated="240" table:style-name="Gnumeric-default"/>
        </table:table-row>
        <table:table-row table:style-name="AROW-1">
          <table:table-cell table:style-name="ACE-0x1f556e8" office:value-type="string" office:string-value="cojack">
            <text:p>cojack</text:p>
          </table:table-cell>
          <table:table-cell table:number-columns-spanned="4" table:style-name="ACE-0x1f55808" office:value-type="string" office:string-value="classic">
            <text:p>classic</text:p>
          </table:table-cell>
          <table:covered-table-cell table:number-columns-repeated="3"/>
          <table:table-cell table:style-name="ACE-0x1f556e8"/>
          <table:table-cell table:number-columns-spanned="4" table:style-name="ACE-0x1f55808" office:value-type="string" office:string-value="dual">
            <text:p>dual</text:p>
          </table:table-cell>
          <table:covered-table-cell table:number-columns-repeated="3"/>
          <table:table-cell table:style-name="ACE-0x1f556e8"/>
          <table:table-cell table:number-columns-spanned="4" table:style-name="ACE-0x1f55808" office:value-type="string" office:string-value="nodal">
            <text:p>nodal</text:p>
          </table:table-cell>
          <table:covered-table-cell table:number-columns-repeated="3"/>
          <table:table-cell table:number-columns-repeated="241" table:style-name="ACE-0x1f556e8"/>
        </table:table-row>
        <table:table-row table:style-name="AROW-2">
          <table:table-cell table:style-name="ACE-0x1f556e8" office:value-type="string" office:string-value="no. of processors">
            <text:p>no. of processors</text:p>
          </table:table-cell>
          <table:table-cell table:style-name="ACE-0x1f556e8" office:value-type="float" office:value="1">
            <text:p>1</text:p>
          </table:table-cell>
          <table:table-cell table:style-name="ACE-0x1f556e8" office:value-type="float" office:value="2">
            <text:p>2</text:p>
          </table:table-cell>
          <table:table-cell table:style-name="ACE-0x1f556e8" office:value-type="float" office:value="3">
            <text:p>3</text:p>
          </table:table-cell>
          <table:table-cell table:style-name="ACE-0x1f556e8" office:value-type="string" office:string-value="average">
            <text:p>average</text:p>
          </table:table-cell>
          <table:table-cell table:style-name="ACE-0x1f556e8" office:value-type="string" office:string-value="Speedup">
            <text:p>Speedup</text:p>
          </table:table-cell>
          <table:table-cell table:style-name="ACE-0x1f556e8" office:value-type="float" office:value="1">
            <text:p>1</text:p>
          </table:table-cell>
          <table:table-cell table:style-name="ACE-0x1f556e8" office:value-type="float" office:value="2">
            <text:p>2</text:p>
          </table:table-cell>
          <table:table-cell table:style-name="ACE-0x1f556e8" office:value-type="float" office:value="3">
            <text:p>3</text:p>
          </table:table-cell>
          <table:table-cell table:style-name="ACE-0x1f556e8" office:value-type="string" office:string-value="average">
            <text:p>average</text:p>
          </table:table-cell>
          <table:table-cell table:style-name="ACE-0x1f556e8" office:value-type="string" office:string-value="Speedup">
            <text:p>Speedup</text:p>
          </table:table-cell>
          <table:table-cell table:style-name="ACE-0x1f556e8" office:value-type="float" office:value="1">
            <text:p>1</text:p>
          </table:table-cell>
          <table:table-cell table:style-name="ACE-0x1f556e8" office:value-type="float" office:value="2">
            <text:p>2</text:p>
          </table:table-cell>
          <table:table-cell table:style-name="ACE-0x1f556e8" office:value-type="float" office:value="3">
            <text:p>3</text:p>
          </table:table-cell>
          <table:table-cell table:style-name="ACE-0x1f556e8" office:value-type="string" office:string-value="average">
            <text:p>average</text:p>
          </table:table-cell>
          <table:table-cell table:style-name="ACE-0x1f556e8" office:value-type="string" office:string-value="Speedup">
            <text:p>Speedup</text:p>
          </table:table-cell>
          <table:table-cell table:number-columns-repeated="240" table:style-name="ACE-0x1f556e8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float" office:value="22.376007">
            <text:p>22.376007</text:p>
          </table:table-cell>
          <table:table-cell table:style-name="Gnumeric-default" office:value-type="float" office:value="22.310915">
            <text:p>22.310915</text:p>
          </table:table-cell>
          <table:table-cell table:style-name="Gnumeric-default" office:value-type="float" office:value="22.328924">
            <text:p>22.328924</text:p>
          </table:table-cell>
          <table:table-cell table:style-name="Gnumeric-default" table:formula="of:=([.B17]+[.C17]+[.D17])/3" office:value-type="float" office:value="22.3386153333333">
            <text:p>22.3386153</text:p>
          </table:table-cell>
          <table:table-cell table:style-name="Gnumeric-default" table:formula="of:=[.$E$17]/[.E17]" office:value-type="float" office:value="1">
            <text:p>1</text:p>
          </table:table-cell>
          <table:table-cell table:style-name="Gnumeric-default" office:value-type="float" office:value="22.203924">
            <text:p>22.203924</text:p>
          </table:table-cell>
          <table:table-cell table:style-name="Gnumeric-default" office:value-type="float" office:value="22.222582">
            <text:p>22.222582</text:p>
          </table:table-cell>
          <table:table-cell table:style-name="Gnumeric-default" office:value-type="float" office:value="22.230198">
            <text:p>22.230198</text:p>
          </table:table-cell>
          <table:table-cell table:style-name="Gnumeric-default" table:formula="of:=([.G17]+[.H17]+[.I17])/3" office:value-type="float" office:value="22.2189013333333">
            <text:p>22.2189013</text:p>
          </table:table-cell>
          <table:table-cell table:style-name="Gnumeric-default" table:formula="of:=[.$J$17]/[.J17]" office:value-type="float" office:value="1">
            <text:p>1</text:p>
          </table:table-cell>
          <table:table-cell table:style-name="Gnumeric-default" office:value-type="float" office:value="22.274057">
            <text:p>22.274057</text:p>
          </table:table-cell>
          <table:table-cell table:style-name="Gnumeric-default" office:value-type="float" office:value="22.275476">
            <text:p>22.275476</text:p>
          </table:table-cell>
          <table:table-cell table:style-name="Gnumeric-default" office:value-type="float" office:value="22.22299">
            <text:p>22.22299</text:p>
          </table:table-cell>
          <table:table-cell table:style-name="Gnumeric-default" table:formula="of:=([.L17]+[.M17]+[.N17])/3" office:value-type="float" office:value="22.2575076666667">
            <text:p>22.2575077</text:p>
          </table:table-cell>
          <table:table-cell table:style-name="Gnumeric-default" table:formula="of:=[.$O$17]/[.O17]" office:value-type="float" office:value="1">
            <text:p>1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11.727831">
            <text:p>11.727831</text:p>
          </table:table-cell>
          <table:table-cell table:style-name="Gnumeric-default" office:value-type="float" office:value="11.731616">
            <text:p>11.731616</text:p>
          </table:table-cell>
          <table:table-cell table:style-name="Gnumeric-default" office:value-type="float" office:value="11.719804">
            <text:p>11.719804</text:p>
          </table:table-cell>
          <table:table-cell table:style-name="Gnumeric-default" table:formula="of:=([.B18]+[.C18]+[.D18])/3" office:value-type="float" office:value="11.726417">
            <text:p>11.726417</text:p>
          </table:table-cell>
          <table:table-cell table:style-name="Gnumeric-default" table:formula="of:=[.$E$17]/[.E18]" office:value-type="float" office:value="1.90498217258804">
            <text:p>1.90498</text:p>
          </table:table-cell>
          <table:table-cell table:style-name="Gnumeric-default" office:value-type="float" office:value="10.115924">
            <text:p>10.115924</text:p>
          </table:table-cell>
          <table:table-cell table:style-name="Gnumeric-default" office:value-type="float" office:value="10.097281">
            <text:p>10.097281</text:p>
          </table:table-cell>
          <table:table-cell table:style-name="Gnumeric-default" office:value-type="float" office:value="10.167809">
            <text:p>10.167809</text:p>
          </table:table-cell>
          <table:table-cell table:style-name="Gnumeric-default" table:formula="of:=([.G18]+[.H18]+[.I18])/3" office:value-type="float" office:value="10.1270046666667">
            <text:p>10.1270047</text:p>
          </table:table-cell>
          <table:table-cell table:style-name="Gnumeric-default" table:formula="of:=[.$J$17]/[.J18]" office:value-type="float" office:value="2.19402499205589">
            <text:p>2.194025</text:p>
          </table:table-cell>
          <table:table-cell table:style-name="Gnumeric-default" office:value-type="float" office:value="10.122882">
            <text:p>10.122882</text:p>
          </table:table-cell>
          <table:table-cell table:style-name="Gnumeric-default" office:value-type="float" office:value="10.177879">
            <text:p>10.177879</text:p>
          </table:table-cell>
          <table:table-cell table:style-name="Gnumeric-default" office:value-type="float" office:value="10.142932">
            <text:p>10.142932</text:p>
          </table:table-cell>
          <table:table-cell table:style-name="Gnumeric-default" table:formula="of:=([.L18]+[.M18]+[.N18])/3" office:value-type="float" office:value="10.1478976666667">
            <text:p>10.1478977</text:p>
          </table:table-cell>
          <table:table-cell table:style-name="Gnumeric-default" table:formula="of:=[.$O$17]/[.O18]" office:value-type="float" office:value="2.19331219113266">
            <text:p>2.1933122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office:value-type="float" office:value="8.26583">
            <text:p>8.26583</text:p>
          </table:table-cell>
          <table:table-cell table:style-name="Gnumeric-default" office:value-type="float" office:value="8.363594">
            <text:p>8.363594</text:p>
          </table:table-cell>
          <table:table-cell table:style-name="Gnumeric-default" office:value-type="float" office:value="8.225644">
            <text:p>8.225644</text:p>
          </table:table-cell>
          <table:table-cell table:style-name="Gnumeric-default" table:formula="of:=([.B19]+[.C19]+[.D19])/3" office:value-type="float" office:value="8.28502266666667">
            <text:p>8.28502267</text:p>
          </table:table-cell>
          <table:table-cell table:style-name="Gnumeric-default" table:formula="of:=[.$E$17]/[.E19]" office:value-type="float" office:value="2.69626484224465">
            <text:p>2.69626</text:p>
          </table:table-cell>
          <table:table-cell table:style-name="Gnumeric-default" office:value-type="float" office:value="5.480513">
            <text:p>5.480513</text:p>
          </table:table-cell>
          <table:table-cell table:style-name="Gnumeric-default" office:value-type="float" office:value="5.470763">
            <text:p>5.470763</text:p>
          </table:table-cell>
          <table:table-cell table:style-name="Gnumeric-default" office:value-type="float" office:value="5.466352">
            <text:p>5.466352</text:p>
          </table:table-cell>
          <table:table-cell table:style-name="Gnumeric-default" table:formula="of:=([.G19]+[.H19]+[.I19])/3" office:value-type="float" office:value="5.47254266666667">
            <text:p>5.47254267</text:p>
          </table:table-cell>
          <table:table-cell table:style-name="Gnumeric-default" table:formula="of:=[.$J$17]/[.J19]" office:value-type="float" office:value="4.06006909158863">
            <text:p>4.060069</text:p>
          </table:table-cell>
          <table:table-cell table:style-name="Gnumeric-default" office:value-type="float" office:value="5.459147">
            <text:p>5.459147</text:p>
          </table:table-cell>
          <table:table-cell table:style-name="Gnumeric-default" office:value-type="float" office:value="5.466812">
            <text:p>5.466812</text:p>
          </table:table-cell>
          <table:table-cell table:style-name="Gnumeric-default" office:value-type="float" office:value="5.482117">
            <text:p>5.482117</text:p>
          </table:table-cell>
          <table:table-cell table:style-name="Gnumeric-default" table:formula="of:=([.L19]+[.M19]+[.N19])/3" office:value-type="float" office:value="5.46935866666667">
            <text:p>5.46935867</text:p>
          </table:table-cell>
          <table:table-cell table:style-name="Gnumeric-default" table:formula="of:=[.$O$17]/[.O19]" office:value-type="float" office:value="4.06949132853846">
            <text:p>4.0694913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8">
            <text:p>8</text:p>
          </table:table-cell>
          <table:table-cell table:style-name="Gnumeric-default" office:value-type="float" office:value="6.43052">
            <text:p>6.43052</text:p>
          </table:table-cell>
          <table:table-cell table:style-name="Gnumeric-default" office:value-type="float" office:value="6.339988">
            <text:p>6.339988</text:p>
          </table:table-cell>
          <table:table-cell table:style-name="Gnumeric-default" office:value-type="float" office:value="6.39257">
            <text:p>6.39257</text:p>
          </table:table-cell>
          <table:table-cell table:style-name="Gnumeric-default" table:formula="of:=([.B20]+[.C20]+[.D20])/3" office:value-type="float" office:value="6.38769266666667">
            <text:p>6.38769267</text:p>
          </table:table-cell>
          <table:table-cell table:style-name="Gnumeric-default" table:formula="of:=[.$E$17]/[.E20]" office:value-type="float" office:value="3.49713370680848">
            <text:p>3.49713</text:p>
          </table:table-cell>
          <table:table-cell table:style-name="Gnumeric-default" office:value-type="float" office:value="3.24759">
            <text:p>3.24759</text:p>
          </table:table-cell>
          <table:table-cell table:style-name="Gnumeric-default" office:value-type="float" office:value="3.167521">
            <text:p>3.167521</text:p>
          </table:table-cell>
          <table:table-cell table:style-name="Gnumeric-default" office:value-type="float" office:value="3.164349">
            <text:p>3.164349</text:p>
          </table:table-cell>
          <table:table-cell table:style-name="Gnumeric-default" table:formula="of:=([.G20]+[.H20]+[.I20])/3" office:value-type="float" office:value="3.19315333333333">
            <text:p>3.19315333</text:p>
          </table:table-cell>
          <table:table-cell table:style-name="Gnumeric-default" table:formula="of:=[.$J$17]/[.J20]" office:value-type="float" office:value="6.95829451764505">
            <text:p>6.958295</text:p>
          </table:table-cell>
          <table:table-cell table:style-name="Gnumeric-default" office:value-type="float" office:value="3.210722">
            <text:p>3.210722</text:p>
          </table:table-cell>
          <table:table-cell table:style-name="Gnumeric-default" office:value-type="float" office:value="3.211138">
            <text:p>3.211138</text:p>
          </table:table-cell>
          <table:table-cell table:style-name="Gnumeric-default" office:value-type="float" office:value="3.220647">
            <text:p>3.220647</text:p>
          </table:table-cell>
          <table:table-cell table:style-name="Gnumeric-default" table:formula="of:=([.L20]+[.M20]+[.N20])/3" office:value-type="float" office:value="3.214169">
            <text:p>3.214169</text:p>
          </table:table-cell>
          <table:table-cell table:style-name="Gnumeric-default" table:formula="of:=[.$O$17]/[.O20]" office:value-type="float" office:value="6.92480938826386">
            <text:p>6.9248094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 office:value-type="float" office:value="2.926933">
            <text:p>2.926933</text:p>
          </table:table-cell>
          <table:table-cell table:style-name="Gnumeric-default" office:value-type="float" office:value="2.939494">
            <text:p>2.939494</text:p>
          </table:table-cell>
          <table:table-cell table:style-name="Gnumeric-default" office:value-type="float" office:value="2.945185">
            <text:p>2.945185</text:p>
          </table:table-cell>
          <table:table-cell table:style-name="Gnumeric-default" table:formula="of:=([.B21]+[.C21]+[.D21])/3" office:value-type="float" office:value="2.937204">
            <text:p>2.937204</text:p>
          </table:table-cell>
          <table:table-cell table:style-name="Gnumeric-default" table:formula="of:=[.$E$17]/[.E21]" office:value-type="float" office:value="7.60540137264328">
            <text:p>7.60540</text:p>
          </table:table-cell>
          <table:table-cell table:style-name="Gnumeric-default" office:value-type="float" office:value="1.425472">
            <text:p>1.425472</text:p>
          </table:table-cell>
          <table:table-cell table:style-name="Gnumeric-default" office:value-type="float" office:value="1.42752">
            <text:p>1.42752</text:p>
          </table:table-cell>
          <table:table-cell table:style-name="Gnumeric-default" office:value-type="float" office:value="1.431275">
            <text:p>1.431275</text:p>
          </table:table-cell>
          <table:table-cell table:style-name="Gnumeric-default" table:formula="of:=([.G21]+[.H21]+[.I21])/3" office:value-type="float" office:value="1.428089">
            <text:p>1.428089</text:p>
          </table:table-cell>
          <table:table-cell table:style-name="Gnumeric-default" table:formula="of:=[.$J$17]/[.J21]" office:value-type="float" office:value="15.5584850337292">
            <text:p>15.55849</text:p>
          </table:table-cell>
          <table:table-cell table:style-name="Gnumeric-default" office:value-type="float" office:value="1.49102">
            <text:p>1.49102</text:p>
          </table:table-cell>
          <table:table-cell table:style-name="Gnumeric-default" office:value-type="float" office:value="1.484127">
            <text:p>1.484127</text:p>
          </table:table-cell>
          <table:table-cell table:style-name="Gnumeric-default" office:value-type="float" office:value="1.46788">
            <text:p>1.46788</text:p>
          </table:table-cell>
          <table:table-cell table:style-name="Gnumeric-default" table:formula="of:=([.L21]+[.M21]+[.N21])/3" office:value-type="float" office:value="1.481009">
            <text:p>1.481009</text:p>
          </table:table-cell>
          <table:table-cell table:style-name="Gnumeric-default" table:formula="of:=[.$O$17]/[.O21]" office:value-type="float" office:value="15.0286106746594">
            <text:p>15.028611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32">
            <text:p>32</text:p>
          </table:table-cell>
          <table:table-cell table:style-name="Gnumeric-default" office:value-type="float" office:value="1.698215">
            <text:p>1.698215</text:p>
          </table:table-cell>
          <table:table-cell table:style-name="Gnumeric-default" office:value-type="float" office:value="1.702979">
            <text:p>1.702979</text:p>
          </table:table-cell>
          <table:table-cell table:style-name="Gnumeric-default" office:value-type="float" office:value="1.733992">
            <text:p>1.733992</text:p>
          </table:table-cell>
          <table:table-cell table:style-name="Gnumeric-default" table:formula="of:=([.B22]+[.C22]+[.D22])/3" office:value-type="float" office:value="1.71172866666667">
            <text:p>1.71172867</text:p>
          </table:table-cell>
          <table:table-cell table:style-name="Gnumeric-default" table:formula="of:=[.$E$17]/[.E22]" office:value-type="float" office:value="13.0503249541497">
            <text:p>13.0503</text:p>
          </table:table-cell>
          <table:table-cell table:style-name="Gnumeric-default" office:value-type="float" office:value="0.638597">
            <text:p>0.638597</text:p>
          </table:table-cell>
          <table:table-cell table:style-name="Gnumeric-default" office:value-type="float" office:value="0.643393">
            <text:p>0.643393</text:p>
          </table:table-cell>
          <table:table-cell table:style-name="Gnumeric-default" office:value-type="float" office:value="0.638288">
            <text:p>0.638288</text:p>
          </table:table-cell>
          <table:table-cell table:style-name="Gnumeric-default" table:formula="of:=([.G22]+[.H22]+[.I22])/3" office:value-type="float" office:value="0.640092666666667">
            <text:p>0.64009267</text:p>
          </table:table-cell>
          <table:table-cell table:style-name="Gnumeric-default" table:formula="of:=[.$J$17]/[.J22]" office:value-type="float" office:value="34.7120073239396">
            <text:p>34.71201</text:p>
          </table:table-cell>
          <table:table-cell table:style-name="Gnumeric-default" office:value-type="float" office:value="0.651657">
            <text:p>0.651657</text:p>
          </table:table-cell>
          <table:table-cell table:style-name="Gnumeric-default" office:value-type="float" office:value="0.653289">
            <text:p>0.653289</text:p>
          </table:table-cell>
          <table:table-cell table:style-name="Gnumeric-default" office:value-type="float" office:value="0.656832">
            <text:p>0.656832</text:p>
          </table:table-cell>
          <table:table-cell table:style-name="Gnumeric-default" table:formula="of:=([.L22]+[.M22]+[.N22])/3" office:value-type="float" office:value="0.653926">
            <text:p>0.653926</text:p>
          </table:table-cell>
          <table:table-cell table:style-name="Gnumeric-default" table:formula="of:=[.$O$17]/[.O22]" office:value-type="float" office:value="34.0367375921231">
            <text:p>34.036738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64">
            <text:p>64</text:p>
          </table:table-cell>
          <table:table-cell table:style-name="Gnumeric-default" office:value-type="float" office:value="1.446038">
            <text:p>1.446038</text:p>
          </table:table-cell>
          <table:table-cell table:style-name="Gnumeric-default" office:value-type="float" office:value="1.464479">
            <text:p>1.464479</text:p>
          </table:table-cell>
          <table:table-cell table:style-name="Gnumeric-default" office:value-type="float" office:value="1.423907">
            <text:p>1.423907</text:p>
          </table:table-cell>
          <table:table-cell table:style-name="Gnumeric-default" table:formula="of:=([.B23]+[.C23]+[.D23])/3" office:value-type="float" office:value="1.444808">
            <text:p>1.444808</text:p>
          </table:table-cell>
          <table:table-cell table:style-name="Gnumeric-default" table:formula="of:=[.$E$17]/[.E23]" office:value-type="float" office:value="15.4613037395511">
            <text:p>15.4613</text:p>
          </table:table-cell>
          <table:table-cell table:style-name="Gnumeric-default" office:value-type="float" office:value="0.342746">
            <text:p>0.342746</text:p>
          </table:table-cell>
          <table:table-cell table:style-name="Gnumeric-default" office:value-type="float" office:value="0.343819">
            <text:p>0.343819</text:p>
          </table:table-cell>
          <table:table-cell table:style-name="Gnumeric-default" office:value-type="float" office:value="0.341551">
            <text:p>0.341551</text:p>
          </table:table-cell>
          <table:table-cell table:style-name="Gnumeric-default" table:formula="of:=([.G23]+[.H23]+[.I23])/3" office:value-type="float" office:value="0.342705333333333">
            <text:p>0.34270533</text:p>
          </table:table-cell>
          <table:table-cell table:style-name="Gnumeric-default" table:formula="of:=[.$J$17]/[.J23]" office:value-type="float" office:value="64.8338358706605">
            <text:p>64.83384</text:p>
          </table:table-cell>
          <table:table-cell table:style-name="Gnumeric-default" office:value-type="float" office:value="0.346448">
            <text:p>0.346448</text:p>
          </table:table-cell>
          <table:table-cell table:style-name="Gnumeric-default" office:value-type="float" office:value="0.345347">
            <text:p>0.345347</text:p>
          </table:table-cell>
          <table:table-cell table:style-name="Gnumeric-default" office:value-type="float" office:value="0.349794">
            <text:p>0.349794</text:p>
          </table:table-cell>
          <table:table-cell table:style-name="Gnumeric-default" table:formula="of:=([.L23]+[.M23]+[.N23])/3" office:value-type="float" office:value="0.347196333333333">
            <text:p>0.34719633</text:p>
          </table:table-cell>
          <table:table-cell table:style-name="Gnumeric-default" table:formula="of:=[.$O$17]/[.O23]" office:value-type="float" office:value="64.1064018533222">
            <text:p>64.106402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.382202">
            <text:p>1.382202</text:p>
          </table:table-cell>
          <table:table-cell table:style-name="Gnumeric-default" office:value-type="float" office:value="1.390043">
            <text:p>1.390043</text:p>
          </table:table-cell>
          <table:table-cell table:style-name="Gnumeric-default" office:value-type="float" office:value="1.316895">
            <text:p>1.316895</text:p>
          </table:table-cell>
          <table:table-cell table:style-name="Gnumeric-default" table:formula="of:=([.B24]+[.C24]+[.D24])/3" office:value-type="float" office:value="1.36304666666667">
            <text:p>1.36304667</text:p>
          </table:table-cell>
          <table:table-cell table:style-name="Gnumeric-default" table:formula="of:=[.$E$17]/[.E24]" office:value-type="float" office:value="16.3887384633444">
            <text:p>16.3887</text:p>
          </table:table-cell>
          <table:table-cell table:style-name="Gnumeric-default" office:value-type="float" office:value="0.21557">
            <text:p>0.21557</text:p>
          </table:table-cell>
          <table:table-cell table:style-name="Gnumeric-default" office:value-type="float" office:value="0.21557">
            <text:p>0.21557</text:p>
          </table:table-cell>
          <table:table-cell table:style-name="Gnumeric-default" office:value-type="float" office:value="0.215686">
            <text:p>0.215686</text:p>
          </table:table-cell>
          <table:table-cell table:style-name="Gnumeric-default" table:formula="of:=([.G24]+[.H24]+[.I24])/3" office:value-type="float" office:value="0.215608666666667">
            <text:p>0.21560867</text:p>
          </table:table-cell>
          <table:table-cell table:style-name="Gnumeric-default" table:formula="of:=[.$J$17]/[.J24]" office:value-type="float" office:value="103.051986160111">
            <text:p>103.0520</text:p>
          </table:table-cell>
          <table:table-cell table:style-name="Gnumeric-default" office:value-type="float" office:value="0.216745">
            <text:p>0.216745</text:p>
          </table:table-cell>
          <table:table-cell table:style-name="Gnumeric-default" office:value-type="float" office:value="0.216424">
            <text:p>0.216424</text:p>
          </table:table-cell>
          <table:table-cell table:style-name="Gnumeric-default" office:value-type="float" office:value="0.217275">
            <text:p>0.217275</text:p>
          </table:table-cell>
          <table:table-cell table:style-name="Gnumeric-default" table:formula="of:=([.L24]+[.M24]+[.N24])/3" office:value-type="float" office:value="0.216814666666667">
            <text:p>0.21681467</text:p>
          </table:table-cell>
          <table:table-cell table:style-name="Gnumeric-default" table:formula="of:=[.$O$17]/[.O24]" office:value-type="float" office:value="102.656835945908">
            <text:p>102.65684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1.815518">
            <text:p>1.815518</text:p>
          </table:table-cell>
          <table:table-cell table:style-name="Gnumeric-default" office:value-type="float" office:value="2.087823">
            <text:p>2.087823</text:p>
          </table:table-cell>
          <table:table-cell table:style-name="Gnumeric-default" office:value-type="float" office:value="1.995908">
            <text:p>1.995908</text:p>
          </table:table-cell>
          <table:table-cell table:style-name="Gnumeric-default" table:formula="of:=([.B25]+[.C25]+[.D25])/3" office:value-type="float" office:value="1.96641633333333">
            <text:p>1.96641633</text:p>
          </table:table-cell>
          <table:table-cell table:style-name="Gnumeric-default" table:formula="of:=[.$E$17]/[.E25]" office:value-type="float" office:value="11.3600639674643">
            <text:p>11.3601</text:p>
          </table:table-cell>
          <table:table-cell table:style-name="Gnumeric-default" office:value-type="float" office:value="0.162369">
            <text:p>0.162369</text:p>
          </table:table-cell>
          <table:table-cell table:style-name="Gnumeric-default" office:value-type="float" office:value="0.163815">
            <text:p>0.163815</text:p>
          </table:table-cell>
          <table:table-cell table:style-name="Gnumeric-default" office:value-type="float" office:value="0.164299">
            <text:p>0.164299</text:p>
          </table:table-cell>
          <table:table-cell table:style-name="Gnumeric-default" table:formula="of:=([.G25]+[.H25]+[.I25])/3" office:value-type="float" office:value="0.163494333333333">
            <text:p>0.16349433</text:p>
          </table:table-cell>
          <table:table-cell table:style-name="Gnumeric-default" table:formula="of:=[.$J$17]/[.J25]" office:value-type="float" office:value="135.900131095267">
            <text:p>135.9001</text:p>
          </table:table-cell>
          <table:table-cell table:style-name="Gnumeric-default" office:value-type="float" office:value="0.163828">
            <text:p>0.163828</text:p>
          </table:table-cell>
          <table:table-cell table:style-name="Gnumeric-default" office:value-type="float" office:value="0.162543">
            <text:p>0.162543</text:p>
          </table:table-cell>
          <table:table-cell table:style-name="Gnumeric-default" office:value-type="float" office:value="0.163051">
            <text:p>0.163051</text:p>
          </table:table-cell>
          <table:table-cell table:style-name="Gnumeric-default" table:formula="of:=([.L25]+[.M25]+[.N25])/3" office:value-type="float" office:value="0.163140666666667">
            <text:p>0.16314067</text:p>
          </table:table-cell>
          <table:table-cell table:style-name="Gnumeric-default" table:formula="of:=[.$O$17]/[.O25]" office:value-type="float" office:value="136.431388454136">
            <text:p>136.43139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512">
            <text:p>512</text:p>
          </table:table-cell>
          <table:table-cell table:style-name="Gnumeric-default" office:value-type="float" office:value="3.703902">
            <text:p>3.703902</text:p>
          </table:table-cell>
          <table:table-cell table:style-name="Gnumeric-default" office:value-type="float" office:value="3.895231">
            <text:p>3.895231</text:p>
          </table:table-cell>
          <table:table-cell table:style-name="Gnumeric-default" office:value-type="float" office:value="3.597584">
            <text:p>3.597584</text:p>
          </table:table-cell>
          <table:table-cell table:style-name="Gnumeric-default" table:formula="of:=([.B26]+[.C26]+[.D26])/3" office:value-type="float" office:value="3.732239">
            <text:p>3.732239</text:p>
          </table:table-cell>
          <table:table-cell table:style-name="Gnumeric-default" table:formula="of:=[.$E$17]/[.E26]" office:value-type="float" office:value="5.98531212318754">
            <text:p>5.98531</text:p>
          </table:table-cell>
          <table:table-cell table:style-name="Gnumeric-default" office:value-type="float" office:value="0.137964">
            <text:p>0.137964</text:p>
          </table:table-cell>
          <table:table-cell table:style-name="Gnumeric-default" office:value-type="float" office:value="0.137977">
            <text:p>0.137977</text:p>
          </table:table-cell>
          <table:table-cell table:style-name="Gnumeric-default" office:value-type="float" office:value="0.139207">
            <text:p>0.139207</text:p>
          </table:table-cell>
          <table:table-cell table:style-name="Gnumeric-default" table:formula="of:=([.G26]+[.H26]+[.I26])/3" office:value-type="float" office:value="0.138382666666667">
            <text:p>0.13838267</text:p>
          </table:table-cell>
          <table:table-cell table:style-name="Gnumeric-default" table:formula="of:=[.$J$17]/[.J26]" office:value-type="float" office:value="160.561303438774">
            <text:p>160.5613</text:p>
          </table:table-cell>
          <table:table-cell table:style-name="Gnumeric-default" office:value-type="float" office:value="0.141993">
            <text:p>0.141993</text:p>
          </table:table-cell>
          <table:table-cell table:style-name="Gnumeric-default" office:value-type="float" office:value="0.139052">
            <text:p>0.139052</text:p>
          </table:table-cell>
          <table:table-cell table:style-name="Gnumeric-default" office:value-type="float" office:value="0.14325">
            <text:p>0.14325</text:p>
          </table:table-cell>
          <table:table-cell table:style-name="Gnumeric-default" table:formula="of:=([.L26]+[.M26]+[.N26])/3" office:value-type="float" office:value="0.141431666666667">
            <text:p>0.14143167</text:p>
          </table:table-cell>
          <table:table-cell table:style-name="Gnumeric-default" table:formula="of:=[.$O$17]/[.O26]" office:value-type="float" office:value="157.372872647568">
            <text:p>157.37287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1028">
            <text:p>1028</text:p>
          </table:table-cell>
          <table:table-cell table:style-name="Gnumeric-default" office:value-type="float" office:value="7.504979">
            <text:p>7.504979</text:p>
          </table:table-cell>
          <table:table-cell table:style-name="Gnumeric-default" office:value-type="float" office:value="7.850537">
            <text:p>7.850537</text:p>
          </table:table-cell>
          <table:table-cell table:style-name="Gnumeric-default" office:value-type="float" office:value="7.811349">
            <text:p>7.811349</text:p>
          </table:table-cell>
          <table:table-cell table:style-name="Gnumeric-default" table:formula="of:=([.B27]+[.C27]+[.D27])/3" office:value-type="float" office:value="7.72228833333333">
            <text:p>7.72228833</text:p>
          </table:table-cell>
          <table:table-cell table:style-name="Gnumeric-default" table:formula="of:=[.$E$17]/[.E27]" office:value-type="float" office:value="2.89274556570343">
            <text:p>2.89275</text:p>
          </table:table-cell>
          <table:table-cell table:style-name="Gnumeric-default" office:value-type="float" office:value="0.136353">
            <text:p>0.136353</text:p>
          </table:table-cell>
          <table:table-cell table:style-name="Gnumeric-default" office:value-type="float" office:value="0.136873">
            <text:p>0.136873</text:p>
          </table:table-cell>
          <table:table-cell table:style-name="Gnumeric-default" office:value-type="float" office:value="0.136546">
            <text:p>0.136546</text:p>
          </table:table-cell>
          <table:table-cell table:style-name="Gnumeric-default" table:formula="of:=([.G27]+[.H27]+[.I27])/3" office:value-type="float" office:value="0.136590666666667">
            <text:p>0.13659067</text:p>
          </table:table-cell>
          <table:table-cell table:style-name="Gnumeric-default" table:formula="of:=[.$J$17]/[.J27]" office:value-type="float" office:value="162.667785988306">
            <text:p>162.6678</text:p>
          </table:table-cell>
          <table:table-cell table:style-name="Gnumeric-default" office:value-type="float" office:value="0.135829">
            <text:p>0.135829</text:p>
          </table:table-cell>
          <table:table-cell table:style-name="Gnumeric-default" office:value-type="float" office:value="0.135766">
            <text:p>0.135766</text:p>
          </table:table-cell>
          <table:table-cell table:style-name="Gnumeric-default" office:value-type="float" office:value="0.137036">
            <text:p>0.137036</text:p>
          </table:table-cell>
          <table:table-cell table:style-name="Gnumeric-default" table:formula="of:=([.L27]+[.M27]+[.N27])/3" office:value-type="float" office:value="0.136210333333333">
            <text:p>0.13621033</text:p>
          </table:table-cell>
          <table:table-cell table:style-name="Gnumeric-default" table:formula="of:=[.$O$17]/[.O27]" office:value-type="float" office:value="163.405426901043">
            <text:p>163.40543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float" office:value="2048">
            <text:p>2048</text:p>
          </table:table-cell>
          <table:table-cell table:style-name="Gnumeric-default" office:value-type="float" office:value="7.227996">
            <text:p>7.227996</text:p>
          </table:table-cell>
          <table:table-cell table:style-name="Gnumeric-default" office:value-type="float" office:value="7.37544">
            <text:p>7.37544</text:p>
          </table:table-cell>
          <table:table-cell table:style-name="Gnumeric-default" office:value-type="float" office:value="6.951027">
            <text:p>6.951027</text:p>
          </table:table-cell>
          <table:table-cell table:style-name="Gnumeric-default" table:formula="of:=([.B28]+[.C28]+[.D28])/3" office:value-type="float" office:value="7.184821">
            <text:p>7.184821</text:p>
          </table:table-cell>
          <table:table-cell table:style-name="Gnumeric-default" table:formula="of:=[.$E$17]/[.E28]" office:value-type="float" office:value="3.10914013492241">
            <text:p>3.10914</text:p>
          </table:table-cell>
          <table:table-cell table:style-name="Gnumeric-default" office:value-type="float" office:value="0.140681">
            <text:p>0.140681</text:p>
          </table:table-cell>
          <table:table-cell table:style-name="Gnumeric-default" office:value-type="float" office:value="0.140128">
            <text:p>0.140128</text:p>
          </table:table-cell>
          <table:table-cell table:style-name="Gnumeric-default" office:value-type="float" office:value="0.141703">
            <text:p>0.141703</text:p>
          </table:table-cell>
          <table:table-cell table:style-name="Gnumeric-default" table:formula="of:=([.G28]+[.H28]+[.I28])/3" office:value-type="float" office:value="0.140837333333333">
            <text:p>0.14083733</text:p>
          </table:table-cell>
          <table:table-cell table:style-name="Gnumeric-default" table:formula="of:=[.$J$17]/[.J28]" office:value-type="float" office:value="157.762865906767">
            <text:p>157.7629</text:p>
          </table:table-cell>
          <table:table-cell table:style-name="Gnumeric-default" office:value-type="float" office:value="0.137655">
            <text:p>0.137655</text:p>
          </table:table-cell>
          <table:table-cell table:style-name="Gnumeric-default" office:value-type="float" office:value="0.136503">
            <text:p>0.136503</text:p>
          </table:table-cell>
          <table:table-cell table:style-name="Gnumeric-default" office:value-type="float" office:value="0.138698">
            <text:p>0.138698</text:p>
          </table:table-cell>
          <table:table-cell table:style-name="Gnumeric-default" table:formula="of:=([.L28]+[.M28]+[.N28])/3" office:value-type="float" office:value="0.137618666666667">
            <text:p>0.13761867</text:p>
          </table:table-cell>
          <table:table-cell table:style-name="Gnumeric-default" table:formula="of:=[.$O$17]/[.O28]" office:value-type="float" office:value="161.733202375647">
            <text:p>161.73320</text:p>
          </table:table-cell>
          <table:table-cell table:number-columns-repeated="240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1.99455820092106">
            <text:p>1.99455820092106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office:value-type="float" office:value="3.94422749756165">
            <text:p>3.94422749756165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8">
            <text:p>8</text:p>
          </table:table-cell>
          <table:table-cell table:style-name="Gnumeric-default" office:value-type="float" office:value="7.99698325050159">
            <text:p>7.99698325050159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 office:value-type="float" office:value="16.4695774970968">
            <text:p>16.4695774970968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32">
            <text:p>32</text:p>
          </table:table-cell>
          <table:table-cell table:style-name="Gnumeric-default" office:value-type="float" office:value="29.0609632915624">
            <text:p>29.0609632915624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64">
            <text:p>64</text:p>
          </table:table-cell>
          <table:table-cell table:style-name="Gnumeric-default" office:value-type="float" office:value="43.1156200152809">
            <text:p>43.1156200152809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50.1302069696403">
            <text:p>50.1302069696403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55.4955366231543">
            <text:p>55.4955366231543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512">
            <text:p>512</text:p>
          </table:table-cell>
          <table:table-cell table:style-name="Gnumeric-default" office:value-type="float" office:value="56.6975593934971">
            <text:p>56.697559393497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1028">
            <text:p>1028</text:p>
          </table:table-cell>
          <table:table-cell table:style-name="Gnumeric-default" office:value-type="float" office:value="53.6840431000527">
            <text:p>53.6840431000527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float" office:value="2048">
            <text:p>2048</text:p>
          </table:table-cell>
          <table:table-cell table:style-name="Gnumeric-default" office:value-type="float" office:value="48.5909336733307">
            <text:p>48.5909336733307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19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3839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f67b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1e65210" style:display-name="Sheet1" style:page-layout-name="pl-0x1f67b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unqing Dong</dc:creator>
    <dc:date>2015-01-23T15:50:48Z</dc:date>
    <meta:creation-date>2015-01-21T19:16:33Z</meta:creation-date>
    <meta:editing-cycles>2</meta:editing-cycles>
    <meta:editing-duration>PT1H32M55S</meta:editing-duration>
    <meta:generator>gnumeric/1.10.17</meta:generator>
    <meta:initial-creator>Yunqing Dong</meta:initial-creator>
  </office:meta>
</office:document-meta>
</file>